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Heading_20_1">
      <style:paragraph-properties fo:text-align="center" style:justify-single-word="false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>CPT140 – Database Concepts</text:h>
      <text:h text:style-name="P3" text:outline-level="1">Assignment 1</text:h>
      <text:h text:style-name="P3" text:outline-level="1"/>
      <text:h text:style-name="P3" text:outline-level="1">Glenn Chamberlain</text:h>
      <text:h text:style-name="P3" text:outline-level="1">S3356661</text:h>
      <text:h text:style-name="P3" text:outline-level="1">08/01/2012</text:h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soft-page-break/>The Case</text:h>
      <text:p text:style-name="Text_20_body">Selected Case – Cooler Master Elite 341</text:p>
      <text:p text:style-name="Text_20_body">Dave's requirements for a case called for a sleek black case that was relatively plain in appearance and was not too large. A secondary requirement was the ability to expand his system in the future whilst maintaining the selected Case.</text:p>
      <text:p text:style-name="Text_20_body">The case which I reccomend for Dave's requirements is the Cooler Master Elite 341</text:p>
      <text:p text:style-name="Text_20_body"/>
      <text:p text:style-name="Text_20_body"/>
      <text:p text:style-name="Text_20_body"/>
      <text:p text:style-name="Text_20_body"/>
      <text:p text:style-name="Text_20_body"><text:a xlink:type="simple" xlink:href="http://www.coolermaster.com.au/product.php?product_id=5426">http://www.coolermaster.com.au/product.php?product_id=5426</text:a> </text:p>
      <text:p text:style-name="P1">Need to reccomend and source a PSU in this spac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xt_20_body"><draw:frame draw:style-name="fr2" draw:name="Object2" text:anchor-type="paragraph" svg:width="11.051cm" svg:height="5.136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Text_20_body"/>
      <text:h text:style-name="Heading_20_2" text:outline-level="2"/>
      <text:h text:style-name="Heading_20_2" text:outline-level="2">Case</text:h>
      <text:p text:style-name="Text_20_body">Cooler Master Elite 341 - $70</text:p>
      <text:p text:style-name="Text_20_body"><text:a xlink:type="simple" xlink:href="http://www.coolermaster.com.au/product.php?product_id=5426">http://www.coolermaster.com.au/product.php?product_id=5426</text:a> </text:p>
      <text:p text:style-name="Text_20_body">Need to reccomend and source a PSU in this space.</text:p>
      <text:p text:style-name="Text_20_body"/>
      <text:h text:style-name="Heading_20_2" text:outline-level="2">Processor</text:h>
      <text:p text:style-name="Text_20_body">Phenom II X6 1090T - $150</text:p>
      <text:p text:style-name="Standard"><text:a xlink:type="simple" xlink:href="http://www.cpubenchmark.net/cpu_lookup.php?cpu=AMD+Phenom+II+X6+1090T">http://www.cpubenchmark.net/cpu_lookup.php?cpu=AMD+Phenom+II+X6+1090T</text:a></text:p>
      <text:p text:style-name="Text_20_body"><draw:frame draw:style-name="fr1" draw:name="Object1" text:anchor-type="paragraph" svg:x="0.838cm" svg:y="0.339cm" svg:width="15.004cm" svg:height="6.324cm" draw:z-index="0"><draw:object xlink:href="./Object 1" xlink:type="simple" xlink:show="embed" xlink:actuate="onLoad"/><draw:image xlink:href="./ObjectReplacements/Object 1" xlink:type="simple" xlink:show="embed" xlink:actuate="onLoad"/></draw:frame><text:soft-page-break/></text:p>
      <text:h text:style-name="Heading_20_2" text:outline-level="2"/>
      <text:h text:style-name="Heading_20_2" text:outline-level="2">Motherboard</text:h>
      <text:p text:style-name="Text_20_body"/>
      <text:p text:style-name="Text_20_body">To be decided between options 2 &amp; 3 depending on total cost of other components.</text:p>
      <text:h text:style-name="Heading_20_2" text:outline-level="2"/>
      <text:h text:style-name="Heading_20_2" text:outline-level="2">Memory</text:h>
      <text:p text:style-name="Text_20_body">Kingston 8GB 1600HX</text:p>
      <text:p text:style-name="Text_20_body"/>
      <text:h text:style-name="Heading_20_2" text:outline-level="2">Optical</text:h>
      <text:p text:style-name="Text_20_body"/>
      <text:p text:style-name="Text_20_body">Liteon IHAS324 DVD-RW</text:p>
      <text:p text:style-name="Text_20_body"/>
      <text:h text:style-name="Heading_20_2" text:outline-level="2">Hard Disk</text:h>
      <text:p text:style-name="Text_20_body">Either Seagate Barracuda 500GB or Seagate Barracuda Green 2TB</text:p>
      <text:p text:style-name="Text_20_body"/>
      <text:h text:style-name="Heading_20_2" text:outline-level="2">Graphics Card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H34M13S</meta:editing-duration>
    <meta:editing-cycles>11</meta:editing-cycles>
    <meta:generator>OpenOffice.org/3.3$Win32 OpenOffice.org_project/330m20$Build-9567</meta:generator>
    <dc:date>2012-01-15T15:14:56.42</dc:date>
    <dc:creator>Glenn Chamberlain</dc:creator>
    <meta:document-statistic meta:table-count="0" meta:image-count="0" meta:object-count="2" meta:page-count="4" meta:paragraph-count="27" meta:word-count="147" meta:character-count="101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54cm"/>
    </style:style>
    <style:style style:name="co2" style:family="table-column">
      <style:table-column-properties fo:break-before="auto" style:column-width="1.586cm"/>
    </style:style>
    <style:style style:name="co3" style:family="table-column">
      <style:table-column-properties fo:break-before="auto" style:column-width="2.085cm"/>
    </style:style>
    <style:style style:name="co4" style:family="table-column">
      <style:table-column-properties fo:break-before="auto" style:column-width="3.251cm"/>
    </style:style>
    <style:style style:name="co5" style:family="table-column">
      <style:table-column-properties fo:break-before="auto" style:column-width="2.584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ce3" style:family="table-cell" style:parent-style-name="Default">
      <style:table-cell-properties fo:border="0.002cm solid #000000"/>
    </style:style>
    <style:style style:name="ce1" style:family="table-cell" style:parent-style-name="Default">
      <style:table-cell-properties fo:background-color="#b3b3b3" fo:border="0.002cm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02cm solid #000000"/>
      <style:text-properties style:text-line-through-style="none"/>
    </style:style>
    <style:style style:name="ce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02cm solid #000000"/>
      <style:text-properties style:text-line-through-style="solid"/>
    </style:style>
    <style:style style:name="ce5" style:family="table-cell" style:parent-style-name="Default" style:data-style-name="N104">
      <style:table-cell-properties fo:background-color="#b3b3b3" fo:border="0.002cm solid #000000"/>
      <style:text-properties fo:font-weight="bold" style:font-weight-asian="bold" style:font-weight-complex="bold"/>
    </style:style>
    <style:style style:name="ce6" style:family="table-cell" style:parent-style-name="Default" style:data-style-name="N104">
      <style:table-cell-properties fo:background-color="transparent" fo:border="0.002cm solid #000000"/>
      <style:text-properties fo:font-weight="bold" style:font-weight-asian="bold" style:font-weight-complex="bold"/>
    </style:style>
    <style:style style:name="ce7" style:family="table-cell" style:parent-style-name="Default" style:data-style-name="N104">
      <style:table-cell-properties fo:border="0.002cm solid #000000"/>
    </style:style>
    <style:style style:name="ce8" style:family="table-cell" style:parent-style-name="Default" style:data-style-name="N104">
      <style:table-cell-properties fo:border="0.002cm solid #000000"/>
      <style:text-properties style:text-line-through-style="solid"/>
    </style:style>
    <style:style style:name="ce9" style:family="table-cell" style:parent-style-name="Default">
      <style:table-cell-properties fo:background-color="transparent" fo:border="0.002cm solid #000000"/>
      <style:text-properties fo:font-weight="bold" style:font-weight-asian="bold" style:font-weight-complex="bold"/>
    </style:style>
  </office:automatic-styles>
  <office:body>
    <office:spreadsheet>
      <table:table table:name="CPU Compare" table:style-name="ta1" table:print="false">
        <table:table-column table:style-name="co1" table:default-cell-style-name="ce3"/>
        <table:table-column table:style-name="co2" table:default-cell-style-name="ce7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table:style-name="ce1" office:value-type="string">
            <text:p>CPU</text:p>
          </table:table-cell>
          <table:table-cell table:style-name="ce5" office:value-type="string">
            <text:p>Cost</text:p>
          </table:table-cell>
          <table:table-cell table:style-name="ce1" office:value-type="string">
            <text:p>CPUMarks</text:p>
          </table:table-cell>
          <table:table-cell table:style-name="ce1" office:value-type="string">
            <text:p>CPUMark/$ Ratio</text:p>
          </table:table-cell>
          <table:table-cell table:style-name="ce1" office:value-type="string">
            <text:p>Notes</text:p>
          </table:table-cell>
        </table:table-row>
        <table:table-row table:style-name="ro1">
          <table:table-cell table:style-name="ce2" office:value-type="string" table:number-columns-spanned="5" table:number-rows-spanned="1">
            <text:p>Intel</text:p>
          </table:table-cell>
          <table:covered-table-cell table:style-name="ce6"/>
          <table:covered-table-cell table:number-columns-repeated="3" table:style-name="ce9"/>
        </table:table-row>
        <table:table-row table:style-name="ro1">
          <table:table-cell office:value-type="string">
            <text:p>Core i3 2130</text:p>
          </table:table-cell>
          <table:table-cell office:value-type="currency" office:currency="AUD" office:value="147">
            <text:p>$147.00</text:p>
          </table:table-cell>
          <table:table-cell office:value-type="float" office:value="4461">
            <text:p>4461</text:p>
          </table:table-cell>
          <table:table-cell table:formula="of:=[.C3]/[.B3]" office:value-type="float" office:value="30.3469387755102">
            <text:p>30.35</text:p>
          </table:table-cell>
          <table:table-cell/>
        </table:table-row>
        <table:table-row table:style-name="ro1">
          <table:table-cell office:value-type="string">
            <text:p>Core i5 2500</text:p>
          </table:table-cell>
          <table:table-cell office:value-type="currency" office:currency="AUD" office:value="220">
            <text:p>$220.00</text:p>
          </table:table-cell>
          <table:table-cell office:value-type="float" office:value="6650">
            <text:p>6650</text:p>
          </table:table-cell>
          <table:table-cell table:formula="of:=[.C4]/[.B4]" office:value-type="float" office:value="30.2272727272727">
            <text:p>30.23</text:p>
          </table:table-cell>
          <table:table-cell/>
        </table:table-row>
        <table:table-row table:style-name="ro1">
          <table:table-cell table:style-name="ce4" office:value-type="string">
            <text:p>Core i7 2700K</text:p>
          </table:table-cell>
          <table:table-cell table:style-name="ce8" office:value-type="currency" office:currency="AUD" office:value="368">
            <text:p>$368.00</text:p>
          </table:table-cell>
          <table:table-cell table:style-name="ce4" office:value-type="float" office:value="10300">
            <text:p>10300</text:p>
          </table:table-cell>
          <table:table-cell table:style-name="ce4" table:formula="of:=[.C5]/[.B5]" office:value-type="float" office:value="27.9891304347826">
            <text:p>27.99</text:p>
          </table:table-cell>
          <table:table-cell table:style-name="ce10" office:value-type="string">
            <text:p>Too expensive</text:p>
          </table:table-cell>
        </table:table-row>
        <table:table-row table:style-name="ro1">
          <table:table-cell table:style-name="ce4" office:value-type="string">
            <text:p>Core i7 960</text:p>
          </table:table-cell>
          <table:table-cell table:style-name="ce8" office:value-type="currency" office:currency="AUD" office:value="314">
            <text:p>$314.00</text:p>
          </table:table-cell>
          <table:table-cell table:style-name="ce4" office:value-type="float" office:value="6671">
            <text:p>6671</text:p>
          </table:table-cell>
          <table:table-cell table:style-name="ce4" table:formula="of:=[.C6]/[.B6]" office:value-type="float" office:value="21.2452229299363">
            <text:p>21.25</text:p>
          </table:table-cell>
          <table:table-cell table:style-name="ce10" office:value-type="string">
            <text:p>Too expensive</text:p>
          </table:table-cell>
        </table:table-row>
        <table:table-row table:style-name="ro1">
          <table:table-cell office:value-type="string">
            <text:p>Pentium G850</text:p>
          </table:table-cell>
          <table:table-cell office:value-type="currency" office:currency="AUD" office:value="90">
            <text:p>$90.00</text:p>
          </table:table-cell>
          <table:table-cell office:value-type="float" office:value="2756">
            <text:p>2756</text:p>
          </table:table-cell>
          <table:table-cell table:formula="of:=[.C7]/[.B7]" office:value-type="float" office:value="30.6222222222222">
            <text:p>30.62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table:number-columns-spanned="5" table:number-rows-spanned="1">
            <text:p>AMD</text:p>
          </table:table-cell>
          <table:covered-table-cell table:number-columns-repeated="4"/>
        </table:table-row>
        <table:table-row table:style-name="ro1">
          <table:table-cell office:value-type="string">
            <text:p>A6 3500</text:p>
          </table:table-cell>
          <table:table-cell office:value-type="currency" office:currency="AUD" office:value="88">
            <text:p>$88.00</text:p>
          </table:table-cell>
          <table:table-cell office:value-type="float" office:value="3015">
            <text:p>3015</text:p>
          </table:table-cell>
          <table:table-cell table:formula="of:=[.C10]/[.B10]" office:value-type="float" office:value="34.2613636363636">
            <text:p>34.26</text:p>
          </table:table-cell>
          <table:table-cell/>
        </table:table-row>
        <table:table-row table:style-name="ro1">
          <table:table-cell office:value-type="string">
            <text:p>FX-6100</text:p>
          </table:table-cell>
          <table:table-cell office:value-type="currency" office:currency="AUD" office:value="180">
            <text:p>$180.00</text:p>
          </table:table-cell>
          <table:table-cell office:value-type="float" office:value="6060">
            <text:p>6060</text:p>
          </table:table-cell>
          <table:table-cell table:formula="of:=[.C11]/[.B11]" office:value-type="float" office:value="33.6666666666667">
            <text:p>33.67</text:p>
          </table:table-cell>
          <table:table-cell/>
        </table:table-row>
        <table:table-row table:style-name="ro1">
          <table:table-cell office:value-type="string">
            <text:p>FX-8120 Oct Core</text:p>
          </table:table-cell>
          <table:table-cell office:value-type="currency" office:currency="AUD" office:value="235">
            <text:p>$235.00</text:p>
          </table:table-cell>
          <table:table-cell office:value-type="float" office:value="7243">
            <text:p>7243</text:p>
          </table:table-cell>
          <table:table-cell table:formula="of:=[.C12]/[.B12]" office:value-type="float" office:value="30.8212765957447">
            <text:p>30.82</text:p>
          </table:table-cell>
          <table:table-cell/>
        </table:table-row>
        <table:table-row table:style-name="ro1">
          <table:table-cell office:value-type="string">
            <text:p>Phenom II X4 960T Black Edition</text:p>
          </table:table-cell>
          <table:table-cell office:value-type="currency" office:currency="AUD" office:value="138">
            <text:p>$138.00</text:p>
          </table:table-cell>
          <table:table-cell office:value-type="float" office:value="4040">
            <text:p>4040</text:p>
          </table:table-cell>
          <table:table-cell table:formula="of:=[.C13]/[.B13]" office:value-type="float" office:value="29.2753623188406">
            <text:p>29.28</text:p>
          </table:table-cell>
          <table:table-cell/>
        </table:table-row>
        <table:table-row table:style-name="ro1">
          <table:table-cell office:value-type="string">
            <text:p>Phenom II X6 1090T</text:p>
          </table:table-cell>
          <table:table-cell office:value-type="currency" office:currency="AUD" office:value="150">
            <text:p>$150.00</text:p>
          </table:table-cell>
          <table:table-cell office:value-type="float" office:value="6060">
            <text:p>6060</text:p>
          </table:table-cell>
          <table:table-cell table:formula="of:=[.C14]/[.B14]" office:value-type="float" office:value="40.4">
            <text:p>40.4</text:p>
          </table:table-cell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4">14/01/2012</text:date>, <text:time>11:23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12cm"/>
    </style:style>
    <style:style style:name="co2" style:family="table-column">
      <style:table-column-properties fo:break-before="auto" style:column-width="5.971cm"/>
    </style:style>
    <style:style style:name="co3" style:family="table-column">
      <style:table-column-properties fo:break-before="auto" style:column-width="1.58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b3b3b3"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5" style:family="table-cell" style:parent-style-name="Default" style:data-style-name="N104">
      <style:table-cell-properties fo:background-color="#b3b3b3" fo:border="0.002cm solid #000000"/>
      <style:text-properties fo:font-weight="bold" style:font-weight-asian="bold" style:font-weight-complex="bold"/>
    </style:style>
    <style:style style:name="ce6" style:family="table-cell" style:parent-style-name="Default" style:data-style-name="N104">
      <style:table-cell-properties fo:border="0.002cm solid #000000"/>
    </style:style>
    <style:style style:name="ce7" style:family="table-cell" style:parent-style-name="Default" style:data-style-name="N104">
      <style:table-cell-properties fo:border="0.002cm solid #000000"/>
      <style:text-properties fo:font-weight="bold" style:font-weight-asian="bold" style:font-weight-complex="bold"/>
    </style:style>
  </office:automatic-styles>
  <office:body>
    <office:spreadsheet>
      <table:table table:name="Total Build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6"/>
        <table:table-row table:style-name="ro1">
          <table:table-cell table:style-name="ce1" office:value-type="string">
            <text:p>Item</text:p>
          </table:table-cell>
          <table:table-cell table:style-name="ce1" office:value-type="string">
            <text:p>Description</text:p>
          </table:table-cell>
          <table:table-cell table:style-name="ce5" office:value-type="string">
            <text:p>Cost</text:p>
          </table:table-cell>
        </table:table-row>
        <table:table-row table:style-name="ro1">
          <table:table-cell office:value-type="string">
            <text:p>Case</text:p>
          </table:table-cell>
          <table:table-cell office:value-type="string">
            <text:p>Cooler Master Elite 341</text:p>
          </table:table-cell>
          <table:table-cell office:value-type="currency" office:currency="AUD" office:value="70">
            <text:p>$70.00</text:p>
          </table:table-cell>
        </table:table-row>
        <table:table-row table:style-name="ro1">
          <table:table-cell office:value-type="string">
            <text:p>PSU</text:p>
          </table:table-cell>
          <table:table-cell office:value-type="string">
            <text:p>Antec VP-550P 550W Strictly PSU</text:p>
          </table:table-cell>
          <table:table-cell office:value-type="currency" office:currency="AUD" office:value="69">
            <text:p>$69.00</text:p>
          </table:table-cell>
        </table:table-row>
        <table:table-row table:style-name="ro1">
          <table:table-cell office:value-type="string">
            <text:p>Processor</text:p>
          </table:table-cell>
          <table:table-cell office:value-type="string">
            <text:p>Phenom II X6 1090T</text:p>
          </table:table-cell>
          <table:table-cell office:value-type="currency" office:currency="AUD" office:value="150">
            <text:p>$150.00</text:p>
          </table:table-cell>
        </table:table-row>
        <table:table-row table:style-name="ro1">
          <table:table-cell office:value-type="string">
            <text:p>Motherboard</text:p>
          </table:table-cell>
          <table:table-cell office:value-type="string">
            <text:p>Gigabyte GA-78LMT-S2P</text:p>
          </table:table-cell>
          <table:table-cell office:value-type="currency" office:currency="AUD" office:value="66">
            <text:p>$66.00</text:p>
          </table:table-cell>
        </table:table-row>
        <table:table-row table:style-name="ro1">
          <table:table-cell office:value-type="string">
            <text:p>Memory</text:p>
          </table:table-cell>
          <table:table-cell office:value-type="string">
            <text:p>Kingston 8GB 1600HX</text:p>
          </table:table-cell>
          <table:table-cell office:value-type="currency" office:currency="AUD" office:value="75">
            <text:p>$75.00</text:p>
          </table:table-cell>
        </table:table-row>
        <table:table-row table:style-name="ro1">
          <table:table-cell office:value-type="string">
            <text:p>Optical</text:p>
          </table:table-cell>
          <table:table-cell office:value-type="string">
            <text:p>Liteon IHAS324 DVD-RW</text:p>
          </table:table-cell>
          <table:table-cell office:value-type="currency" office:currency="AUD" office:value="24">
            <text:p>$24.00</text:p>
          </table:table-cell>
        </table:table-row>
        <table:table-row table:style-name="ro1">
          <table:table-cell office:value-type="string">
            <text:p>Hard Disk</text:p>
          </table:table-cell>
          <table:table-cell office:value-type="string">
            <text:p>Seagate Barracuda 500GB</text:p>
          </table:table-cell>
          <table:table-cell office:value-type="currency" office:currency="AUD" office:value="80">
            <text:p>$80.00</text:p>
          </table:table-cell>
        </table:table-row>
        <table:table-row table:style-name="ro1">
          <table:table-cell office:value-type="string">
            <text:p>Graphics Card</text:p>
          </table:table-cell>
          <table:table-cell office:value-type="string">
            <text:p>Gigabyte HD6870 1GB</text:p>
          </table:table-cell>
          <table:table-cell office:value-type="currency" office:currency="AUD" office:value="201">
            <text:p>$201.00</text:p>
          </table:table-cell>
        </table:table-row>
        <table:table-row table:style-name="ro1">
          <table:table-cell table:style-name="ce3" office:value-type="string" table:number-columns-spanned="2" table:number-rows-spanned="1">
            <text:p>TOTAL</text:p>
          </table:table-cell>
          <table:covered-table-cell table:style-name="ce4"/>
          <table:table-cell table:style-name="ce7" office:value-type="currency" office:currency="AUD" office:value="735">
            <text:p>$735.00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5">15/01/2012</text:date>, <text:time>14:43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